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.2374in"/>
    </style:style>
    <style:style style:name="co6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9374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.2429in"/>
    </style:style>
    <style:style style:name="co9" style:family="table-column">
      <style:table-column-properties fo:break-before="auto" style:column-width="1.993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ff"/>
    </style:style>
    <style:style style:name="ce3" style:family="table-cell" style:parent-style-name="Default">
      <style:table-cell-properties fo:background-color="#cfe7e5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00"/>
      <style:text-properties fo:color="#ff0000"/>
    </style:style>
    <style:style style:name="ce8" style:family="table-cell" style:parent-style-name="Default">
      <style:table-cell-properties fo:background-color="#cfe7e5"/>
      <style:text-properties fo:color="#ff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/>
      <style:text-properties style:font-name="Liberation Sans" style:font-name-asian="DejaVu Sans" style:font-name-complex="FreeSans"/>
    </style:style>
    <style:style style:name="ce11" style:family="table-cell" style:parent-style-name="Default">
      <style:table-cell-properties fo:background-color="#cfe7e5"/>
      <style:text-properties style:font-name="Liberation Sans" style:font-name-asian="DejaVu Sans" style:font-name-complex="FreeSans"/>
    </style:style>
  </office:automatic-styles>
  <office:body>
    <office:spreadsheet>
      <table:table table:name="Feuille1" table:style-name="ta1"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2"/>
        <table:table-column table:style-name="co6" table:number-columns-repeated="2" table:default-cell-style-name="Default"/>
        <table:table-column table:style-name="co6" table:default-cell-style-name="ce2"/>
        <table:table-column table:style-name="co6" table:default-cell-style-name="ce9"/>
        <table:table-column table:style-name="co6" table:number-columns-repeated="1015" table:default-cell-style-name="Default"/>
        <table:table-row table:style-name="ro1">
          <table:table-cell table:style-name="ce1" office:value-type="string">
            <text:p>ORIGINALE</text:p>
          </table:table-cell>
          <table:table-cell table:style-name="ce5"/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HTML</text:p>
          </table:table-cell>
          <table:table-cell table:style-name="ce5" office:value-type="string">
            <text:p>WIDTH</text:p>
          </table:table-cell>
          <table:table-cell table:style-name="ce5" office:value-type="string">
            <text:p>HEIGHT</text:p>
          </table:table-cell>
          <table:table-cell table:style-name="ce5" office:value-type="string">
            <text:p>RATIO </text:p>
          </table:table-cell>
          <table:table-cell/>
          <table:table-cell table:style-name="ce5" table:number-columns-repeated="1015"/>
        </table:table-row>
        <table:table-row table:style-name="ro1">
          <table:table-cell office:value-type="string">
            <text:p>allo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2]/[.F2]" office:value-type="float" office:value="3.08979591836735">
            <text:p>3.09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llo(1).gif</text:p>
          </table:table-cell>
          <table:table-cell office:value-type="string">
            <text:p>GIF</text:p>
          </table:table-cell>
          <table:table-cell office:value-type="float" office:value="757">
            <text:p>757</text:p>
          </table:table-cell>
          <table:table-cell office:value-type="float" office:value="743">
            <text:p>743</text:p>
          </table:table-cell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  <table:table-cell table:style-name="ce6" table:formula="of:=[.C3]/[.F3]" office:value-type="float" office:value="3.08979591836735">
            <text:p>3.09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ngle-radiant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4]/[.F4]" office:value-type="float" office:value="7.25357142857143">
            <text:p>7.25</text:p>
          </table:table-cell>
          <table:table-cell table:number-columns-repeated="1016"/>
        </table:table-row>
        <table:table-row table:style-name="ro1">
          <table:table-cell office:value-type="string">
            <text:p>angle-radiant(1).gif</text:p>
          </table:table-cell>
          <table:table-cell office:value-type="string">
            <text:p>GIF</text:p>
          </table:table-cell>
          <table:table-cell office:value-type="float" office:value="2031">
            <text:p>2031</text:p>
          </table:table-cell>
          <table:table-cell office:value-type="float" office:value="934">
            <text:p>934</text:p>
          </table:table-cell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  <table:table-cell table:style-name="ce5" table:formula="of:=[.C5]/[.F5]" office:value-type="float" office:value="7.25357142857143">
            <text:p>7.25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nne__MG_5248.CR2.png</text:p>
          </table:table-cell>
          <table:table-cell table:style-name="ce3" office:value-type="string">
            <text:p>PNG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6" table:formula="of:=[.C6]/[.F6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_MG_5248.CR2.png </text:p>
          </table:table-cell>
          <table:table-cell table:style-name="ce3" office:value-type="float" office:value="473">
            <text:p>473</text:p>
          </table:table-cell>
          <table:table-cell table:style-name="ce3" office:value-type="float" office:value="316">
            <text:p>316</text:p>
          </table:table-cell>
          <table:table-cell table:style-name="ce3" table:formula="of:=[.C7]/[.F7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ne_Calque 14.png</text:p>
          </table:table-cell>
          <table:table-cell table:style-name="ce3" office:value-type="string">
            <text:p>PNG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6" table:formula="of:=[.C8]/[.F8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 14.png 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75">
            <text:p>75</text:p>
          </table:table-cell>
          <table:table-cell table:style-name="ce3" table:formula="of:=[.C9]/[.F9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anne_Calque8.png</text:p>
          </table:table-cell>
          <table:table-cell table:style-name="ce3" office:value-type="string">
            <text:p>PNG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6" table:formula="of:=[.C10]/[.F10]" office:value-type="float" office:value="1">
            <text:p>1</text:p>
          </table:table-cell>
          <table:table-cell table:style-name="ce11" office:value-type="string">
            <text:p>✓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anne_Calque8.png </text:p>
          </table:table-cell>
          <table:table-cell table:style-name="ce3" office:value-type="float" office:value="145">
            <text:p>145</text:p>
          </table:table-cell>
          <table:table-cell table:style-name="ce3" office:value-type="float" office:value="146">
            <text:p>146</text:p>
          </table:table-cell>
          <table:table-cell table:style-name="ce3" table:formula="of:=[.C11]/[.F11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aspiration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2]/[.F12]" office:value-type="float" office:value="1.11060948081264">
            <text:p>1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spiration(1).gif</text:p>
          </table:table-cell>
          <table:table-cell office:value-type="string">
            <text:p>GIF</text:p>
          </table:table-cell>
          <table:table-cell office:value-type="float" office:value="984">
            <text:p>984</text:p>
          </table:table-cell>
          <table:table-cell office:value-type="float" office:value="657">
            <text:p>657</text:p>
          </table:table-cell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  <table:table-cell table:style-name="ce6" table:formula="of:=[.C13]/[.F13]" office:value-type="float" office:value="1.11060948081264">
            <text:p>1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ttendez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4]/[.F14]" office:value-type="float" office:value="2.51785714285714">
            <text:p>2.52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attendez(1).gif</text:p>
          </table:table-cell>
          <table:table-cell office:value-type="string">
            <text:p>GIF</text:p>
          </table:table-cell>
          <table:table-cell office:value-type="float" office:value="564">
            <text:p>564</text:p>
          </table:table-cell>
          <table:table-cell office:value-type="float" office:value="2348">
            <text:p>2348</text:p>
          </table:table-cell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  <table:table-cell table:style-name="ce6" table:formula="of:=[.C15]/[.F15]" office:value-type="float" office:value="2.51785714285714">
            <text:p>2.52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lle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6]/[.F16]" office:value-type="float" office:value="3.76229508196721">
            <text:p>3.7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lle(1).gif</text:p>
          </table:table-cell>
          <table:table-cell office:value-type="string">
            <text:p>GIF</text:p>
          </table:table-cell>
          <table:table-cell office:value-type="float" office:value="1836">
            <text:p>1836</text:p>
          </table:table-cell>
          <table:table-cell office:value-type="float" office:value="672">
            <text:p>672</text:p>
          </table:table-cell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  <table:table-cell table:style-name="ce6" table:formula="of:=[.C17]/[.F17]" office:value-type="float" office:value="3.76229508196721">
            <text:p>3.7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AM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8]/[.F18]" office:value-type="float" office:value="10.7428571428571">
            <text:p>10.74</text:p>
          </table:table-cell>
          <table:table-cell table:number-columns-repeated="1016"/>
        </table:table-row>
        <table:table-row table:style-name="ro1">
          <table:table-cell office:value-type="string">
            <text:p>BAM(1).gif</text:p>
          </table:table-cell>
          <table:table-cell office:value-type="string">
            <text:p>GIF</text:p>
          </table:table-cell>
          <table:table-cell office:value-type="float" office:value="1880">
            <text:p>1880</text:p>
          </table:table-cell>
          <table:table-cell office:value-type="float" office:value="1550">
            <text:p>1550</text:p>
          </table:table-cell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  <table:table-cell table:style-name="ce5" table:formula="of:=[.C19]/[.F19]" office:value-type="float" office:value="10.7428571428571">
            <text:p>10.74</text:p>
          </table:table-cell>
          <table:table-cell table:number-columns-repeated="1016"/>
        </table:table-row>
        <table:table-row table:style-name="ro1">
          <table:table-cell office:value-type="string">
            <text:p>bang-miroir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0]/[.F20]" office:value-type="float" office:value="13.360824742268">
            <text:p>13.36</text:p>
          </table:table-cell>
          <table:table-cell table:number-columns-repeated="1016"/>
        </table:table-row>
        <table:table-row table:style-name="ro1">
          <table:table-cell office:value-type="string">
            <text:p>bang-miroir(1).gif</text:p>
          </table:table-cell>
          <table:table-cell office:value-type="string">
            <text:p>GIF</text:p>
          </table:table-cell>
          <table:table-cell office:value-type="float" office:value="2592">
            <text:p>2592</text:p>
          </table:table-cell>
          <table:table-cell office:value-type="float" office:value="1944">
            <text:p>1944</text:p>
          </table:table-cell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  <table:table-cell table:style-name="ce5" table:formula="of:=[.C21]/[.F21]" office:value-type="float" office:value="13.360824742268">
            <text:p>13.36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Béguinage d'Anderlecht8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35">
            <text:p>2635</text:p>
          </table:table-cell>
          <table:table-cell table:style-name="ce3" office:value-type="float" office:value="3776">
            <text:p>3776</text:p>
          </table:table-cell>
          <table:table-cell table:style-name="ce3" office:value-type="string">
            <text:p><text:s/>Béguinage d'Anderlecht8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903">
            <text:p>903</text:p>
          </table:table-cell>
          <table:table-cell table:style-name="ce6" table:formula="of:=[.C22]/[.F22]" office:value-type="float" office:value="4.18253968253968">
            <text:p>4.18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éguinage d'Anderlecht9.jpg</text:p>
          </table:table-cell>
          <table:table-cell table:style-name="ce3" office:value-type="string">
            <text:p>JPEG</text:p>
          </table:table-cell>
          <table:table-cell table:style-name="ce3" office:value-type="float" office:value="2646">
            <text:p>2646</text:p>
          </table:table-cell>
          <table:table-cell table:style-name="ce3" office:value-type="float" office:value="3760">
            <text:p>3760</text:p>
          </table:table-cell>
          <table:table-cell table:style-name="ce3" office:value-type="string">
            <text:p><text:s/>Béguinage d'Anderlecht9.jpg </text:p>
          </table:table-cell>
          <table:table-cell table:style-name="ce3" office:value-type="float" office:value="630">
            <text:p>630</text:p>
          </table:table-cell>
          <table:table-cell table:style-name="ce3" office:value-type="float" office:value="896">
            <text:p>896</text:p>
          </table:table-cell>
          <table:table-cell table:style-name="ce6" table:formula="of:=[.C23]/[.F23]" office:value-type="float" office:value="4.2">
            <text:p>4.2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H06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6_100713.jpg <text:s/>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4]/[.F24]" office:value-type="float" office:value="23.7983193277311">
            <text:p>23.8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H09_100713.jpg</text:p>
          </table:table-cell>
          <table:table-cell table:style-name="ce3" office:value-type="string">
            <text:p>JPEG</text:p>
          </table:table-cell>
          <table:table-cell table:style-name="ce3" office:value-type="float" office:value="2832">
            <text:p>2832</text:p>
          </table:table-cell>
          <table:table-cell table:style-name="ce3" office:value-type="float" office:value="4256">
            <text:p>4256</text:p>
          </table:table-cell>
          <table:table-cell table:style-name="ce3" office:value-type="string">
            <text:p><text:s/>BH09_100713.jpg </text:p>
          </table:table-cell>
          <table:table-cell table:style-name="ce3" office:value-type="float" office:value="119">
            <text:p>119</text:p>
          </table:table-cell>
          <table:table-cell table:style-name="ce3" office:value-type="float" office:value="179">
            <text:p>179</text:p>
          </table:table-cell>
          <table:table-cell table:style-name="ce3" table:formula="of:=[.C25]/[.F25]" office:value-type="float" office:value="23.7983193277311">
            <text:p>23.8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BH13_110325.jpg</text:p>
          </table:table-cell>
          <table:table-cell table:style-name="ce3" office:value-type="string">
            <text:p>JPEG</text:p>
          </table:table-cell>
          <table:table-cell table:number-columns-repeated="2" table:style-name="ce3" office:value-type="float" office:value="1280">
            <text:p>1280</text:p>
          </table:table-cell>
          <table:table-cell table:style-name="ce3" office:value-type="string">
            <text:p><text:s/>BH13_110325.jpg </text:p>
          </table:table-cell>
          <table:table-cell table:number-columns-repeated="2" table:style-name="ce3" office:value-type="float" office:value="184">
            <text:p>184</text:p>
          </table:table-cell>
          <table:table-cell table:style-name="ce3" table:formula="of:=[.C26]/[.F26]" office:value-type="float" office:value="6.95652173913043">
            <text:p>6.96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blow1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7]/[.F27]" office:value-type="float" office:value="2.50677200902935">
            <text:p>2.5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blow1(1).gif</text:p>
          </table:table-cell>
          <table:table-cell office:value-type="string">
            <text:p>GIF</text:p>
          </table:table-cell>
          <table:table-cell office:value-type="float" office:value="2221">
            <text:p>2221</text:p>
          </table:table-cell>
          <table:table-cell office:value-type="float" office:value="1044">
            <text:p>1044</text:p>
          </table:table-cell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  <table:table-cell table:style-name="ce6" table:formula="of:=[.C28]/[.F28]" office:value-type="float" office:value="2.50677200902935">
            <text:p>2.5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cale-page.png</text:p>
          </table:table-cell>
          <table:table-cell table:style-name="ce4" office:value-type="string">
            <text:p>PNG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office:value-type="string">
            <text:p><text:s/>cale-page.png 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20">
            <text:p>1220</text:p>
          </table:table-cell>
          <table:table-cell table:style-name="ce4" table:formula="of:=[.C29]/[.F29]" office:value-type="float" office:value="1">
            <text:p>1</text:p>
          </table:table-cell>
          <table:table-cell table:style-name="ce4" table:number-columns-repeated="1016"/>
        </table:table-row>
        <table:table-row table:style-name="ro1">
          <table:table-cell office:value-type="string">
            <text:p>cinema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0]/[.F30]" office:value-type="float" office:value="3.1746835443038">
            <text:p>3.1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cinema(1).gif</text:p>
          </table:table-cell>
          <table:table-cell office:value-type="string">
            <text:p>GIF</text:p>
          </table:table-cell>
          <table:table-cell office:value-type="float" office:value="1254">
            <text:p>1254</text:p>
          </table:table-cell>
          <table:table-cell office:value-type="float" office:value="1848">
            <text:p>1848</text:p>
          </table:table-cell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  <table:table-cell table:style-name="ce6" table:formula="of:=[.C31]/[.F31]" office:value-type="float" office:value="3.1746835443038">
            <text:p>3.1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claude_Calque1.png</text:p>
          </table:table-cell>
          <table:table-cell table:style-name="ce3" office:value-type="string">
            <text:p>PNG</text:p>
          </table:table-cell>
          <table:table-cell table:style-name="ce3" office:value-type="float" office:value="410">
            <text:p>410</text:p>
          </table:table-cell>
          <table:table-cell table:style-name="ce3" office:value-type="float" office:value="615">
            <text:p>615</text:p>
          </table:table-cell>
          <table:table-cell table:style-name="ce3" office:value-type="string">
            <text:p>claude_Calque1.png </text:p>
          </table:table-cell>
          <table:table-cell table:style-name="ce3" office:value-type="float" office:value="295">
            <text:p>295</text:p>
          </table:table-cell>
          <table:table-cell table:style-name="ce3" office:value-type="float" office:value="443">
            <text:p>443</text:p>
          </table:table-cell>
          <table:table-cell table:style-name="ce6" table:formula="of:=[.C32]/[.F32]" office:value-type="float" office:value="1.38983050847458">
            <text:p>1.39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crachat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3]/[.F33]" office:value-type="float" office:value="6.975">
            <text:p>6.98</text:p>
          </table:table-cell>
          <table:table-cell table:number-columns-repeated="1016"/>
        </table:table-row>
        <table:table-row table:style-name="ro1">
          <table:table-cell office:value-type="string">
            <text:p>crachat(1).gif</text:p>
          </table:table-cell>
          <table:table-cell office:value-type="string">
            <text:p>GIF</text:p>
          </table:table-cell>
          <table:table-cell office:value-type="float" office:value="558">
            <text:p>558</text:p>
          </table:table-cell>
          <table:table-cell office:value-type="float" office:value="402">
            <text:p>402</text:p>
          </table:table-cell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table:style-name="ce5" table:formula="of:=[.C34]/[.F34]" office:value-type="float" office:value="6.975">
            <text:p>6.98</text:p>
          </table:table-cell>
          <table:table-cell table:number-columns-repeated="1016"/>
        </table:table-row>
        <table:table-row table:style-name="ro1">
          <table:table-cell office:value-type="string">
            <text:p>dancing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5]/[.F35]" office:value-type="float" office:value="3.26349206349206">
            <text:p>3.26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ancing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764">
            <text:p>764</text:p>
          </table:table-cell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  <table:table-cell table:style-name="ce6" table:formula="of:=[.C36]/[.F36]" office:value-type="float" office:value="3.26349206349206">
            <text:p>3.26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SC_6516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7]/[.F37]" office:value-type="float" office:value="3.74450549450549">
            <text:p>3.7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DSC_6516(1).gif</text:p>
          </table:table-cell>
          <table:table-cell office:value-type="string">
            <text:p>GIF</text:p>
          </table:table-cell>
          <table:table-cell office:value-type="float" office:value="1363">
            <text:p>1363</text:p>
          </table:table-cell>
          <table:table-cell office:value-type="float" office:value="2056">
            <text:p>2056</text:p>
          </table:table-cell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  <table:table-cell table:style-name="ce6" table:formula="of:=[.C38]/[.F38]" office:value-type="float" office:value="3.74450549450549">
            <text:p>3.74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plosion-violente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39]/[.F39]" office:value-type="float" office:value="10.3058823529412">
            <text:p>10.31</text:p>
          </table:table-cell>
          <table:table-cell table:number-columns-repeated="1016"/>
        </table:table-row>
        <table:table-row table:style-name="ro1">
          <table:table-cell office:value-type="string">
            <text:p>eplosion-violente(1).gif</text:p>
          </table:table-cell>
          <table:table-cell office:value-type="string">
            <text:p>GIF</text:p>
          </table:table-cell>
          <table:table-cell office:value-type="float" office:value="1752">
            <text:p>1752</text:p>
          </table:table-cell>
          <table:table-cell office:value-type="float" office:value="1290">
            <text:p>1290</text:p>
          </table:table-cell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  <table:table-cell table:style-name="ce5" table:formula="of:=[.C40]/[.F40]" office:value-type="float" office:value="10.3058823529412">
            <text:p>10.31</text:p>
          </table:table-cell>
          <table:table-cell table:number-columns-repeated="1016"/>
        </table:table-row>
        <table:table-row table:style-name="ro1">
          <table:table-cell office:value-type="string">
            <text:p>eponge-219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1]/[.F41]" office:value-type="float" office:value="1.63539553752536">
            <text:p>1.6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ponge-219(1).gif</text:p>
          </table:table-cell>
          <table:table-cell office:value-type="string">
            <text:p>GIF</text:p>
          </table:table-cell>
          <table:table-cell office:value-type="float" office:value="3225">
            <text:p>3225</text:p>
          </table:table-cell>
          <table:table-cell office:value-type="float" office:value="5083">
            <text:p>5083</text:p>
          </table:table-cell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  <table:table-cell table:style-name="ce6" table:formula="of:=[.C42]/[.F42]" office:value-type="float" office:value="1.63539553752536">
            <text:p>1.64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etoile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3]/[.F43]" office:value-type="float" office:value="6.73714285714286">
            <text:p>6.74</text:p>
          </table:table-cell>
          <table:table-cell table:number-columns-repeated="1016"/>
        </table:table-row>
        <table:table-row table:style-name="ro1">
          <table:table-cell office:value-type="string">
            <text:p>etoile(1).gif</text:p>
          </table:table-cell>
          <table:table-cell office:value-type="string">
            <text:p>GIF</text:p>
          </table:table-cell>
          <table:table-cell office:value-type="float" office:value="1179">
            <text:p>1179</text:p>
          </table:table-cell>
          <table:table-cell office:value-type="float" office:value="1614">
            <text:p>1614</text:p>
          </table:table-cell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  <table:table-cell table:style-name="ce5" table:formula="of:=[.C44]/[.F44]" office:value-type="float" office:value="6.73714285714286">
            <text:p>6.74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trait_anne_n.gif</text:p>
          </table:table-cell>
          <table:table-cell table:style-name="ce3" office:value-type="string">
            <text:p>GIF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3" office:value-type="string">
            <text:p><text:s/>extrait_anne_n.gif </text:p>
          </table:table-cell>
          <table:table-cell table:style-name="ce3" office:value-type="float" office:value="467">
            <text:p>467</text:p>
          </table:table-cell>
          <table:table-cell table:style-name="ce3" office:value-type="float" office:value="390">
            <text:p>390</text:p>
          </table:table-cell>
          <table:table-cell table:style-name="ce6" table:formula="of:=[.C45]/[.F45]" office:value-type="float" office:value="1">
            <text:p>1</text:p>
          </table:table-cell>
          <table:table-cell table:style-name="ce3"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  <table:table-cell table:style-name="ce5" table:formula="of:=[.C46]/[.F46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fausse-peau-de-mouton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7]/[.F47]" office:value-type="float" office:value="3.55156950672646">
            <text:p>3.55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ausse-peau-de-mouton(1).gif</text:p>
          </table:table-cell>
          <table:table-cell office:value-type="string">
            <text:p>GIF</text:p>
          </table:table-cell>
          <table:table-cell office:value-type="float" office:value="792">
            <text:p>792</text:p>
          </table:table-cell>
          <table:table-cell office:value-type="float" office:value="1891">
            <text:p>1891</text:p>
          </table:table-cell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  <table:table-cell table:style-name="ce6" table:formula="of:=[.C48]/[.F48]" office:value-type="float" office:value="3.55156950672646">
            <text:p>3.55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euillages-239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49]/[.F49]" office:value-type="float" office:value="1.83408577878104">
            <text:p>1.8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euillages-239(1).gif</text:p>
          </table:table-cell>
          <table:table-cell office:value-type="string">
            <text:p>GIF</text:p>
          </table:table-cell>
          <table:table-cell office:value-type="float" office:value="3250">
            <text:p>3250</text:p>
          </table:table-cell>
          <table:table-cell office:value-type="float" office:value="5075">
            <text:p>5075</text:p>
          </table:table-cell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  <table:table-cell table:style-name="ce6" table:formula="of:=[.C50]/[.F50]" office:value-type="float" office:value="1.83408577878104">
            <text:p>1.83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ammes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1]/[.F51]" office:value-type="float" office:value="1.7686230248307">
            <text:p>1.7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ammes(1).gif</text:p>
          </table:table-cell>
          <table:table-cell office:value-type="string">
            <text:p>GIF</text:p>
          </table:table-cell>
          <table:table-cell office:value-type="float" office:value="1567">
            <text:p>1567</text:p>
          </table:table-cell>
          <table:table-cell office:value-type="float" office:value="1284">
            <text:p>1284</text:p>
          </table:table-cell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  <table:table-cell table:style-name="ce6" table:formula="of:=[.C52]/[.F52]" office:value-type="float" office:value="1.7686230248307">
            <text:p>1.77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oor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3]/[.F53]" office:value-type="float" office:value="3.62677484787018">
            <text:p>3.63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floor(1).gif</text:p>
          </table:table-cell>
          <table:table-cell office:value-type="string">
            <text:p>GIF</text:p>
          </table:table-cell>
          <table:table-cell office:value-type="float" office:value="1788">
            <text:p>1788</text:p>
          </table:table-cell>
          <table:table-cell office:value-type="float" office:value="714">
            <text:p>714</text:p>
          </table:table-cell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  <table:table-cell table:style-name="ce6" table:formula="of:=[.C54]/[.F54]" office:value-type="float" office:value="3.62677484787018">
            <text:p>3.63</text:p>
          </table:table-cell>
          <table:table-cell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eometrie-240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5]/[.F55]" office:value-type="float" office:value="2.10532915360502">
            <text:p>2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eometrie-240(1).gif</text:p>
          </table:table-cell>
          <table:table-cell office:value-type="string">
            <text:p>GIF</text:p>
          </table:table-cell>
          <table:table-cell office:value-type="float" office:value="3358">
            <text:p>3358</text:p>
          </table:table-cell>
          <table:table-cell office:value-type="float" office:value="5283">
            <text:p>5283</text:p>
          </table:table-cell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  <table:table-cell table:style-name="ce6" table:formula="of:=[.C56]/[.F56]" office:value-type="float" office:value="2.10532915360502">
            <text:p>2.11</text:p>
          </table:table-cell>
          <table:table-cell table:style-name="ce10" office:value-type="string">
            <text:p>✓</text:p>
          </table:table-cell>
          <table:table-cell table:number-columns-repeated="1015"/>
        </table:table-row>
        <table:table-row table:style-name="ro1">
          <table:table-cell office:value-type="string">
            <text:p>gradient-bigoutupsidedown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7]/[.F57]" office:value-type="float" office:value="12.49375">
            <text:p>12.49</text:p>
          </table:table-cell>
          <table:table-cell table:number-columns-repeated="1016"/>
        </table:table-row>
        <table:table-row table:style-name="ro1">
          <table:table-cell office:value-type="string">
            <text:p>gradient-bigoutupsidedown(1).png</text:p>
          </table:table-cell>
          <table:table-cell office:value-type="string">
            <text:p>PNG</text:p>
          </table:table-cell>
          <table:table-cell office:value-type="float" office:value="1999">
            <text:p>1999</text:p>
          </table:table-cell>
          <table:table-cell office:value-type="float" office:value="1047">
            <text:p>1047</text:p>
          </table:table-cell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  <table:table-cell table:style-name="ce5" table:formula="of:=[.C58]/[.F58]" office:value-type="float" office:value="12.49375">
            <text:p>12.49</text:p>
          </table:table-cell>
          <table:table-cell table:number-columns-repeated="1016"/>
        </table:table-row>
        <table:table-row table:style-name="ro1">
          <table:table-cell office:value-type="string">
            <text:p>grand-canyon-à--ciel-courbé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59]/[.F59]" office:value-type="float" office:value="2.32054176072235">
            <text:p>2.32</text:p>
          </table:table-cell>
          <table:table-cell table:number-columns-repeated="1016"/>
        </table:table-row>
        <table:table-row table:style-name="ro1">
          <table:table-cell office:value-type="string">
            <text:p>grand-canyon-à--ciel-courbé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1230">
            <text:p>1230</text:p>
          </table:table-cell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  <table:table-cell table:style-name="ce6" table:formula="of:=[.C60]/[.F60]" office:value-type="float" office:value="2.32054176072235">
            <text:p>2.32</text:p>
          </table:table-cell>
          <table:table-cell table:number-columns-repeated="1016"/>
        </table:table-row>
        <table:table-row table:style-name="ro1">
          <table:table-cell office:value-type="string">
            <text:p>grille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1]/[.F61]" office:value-type="float" office:value="6.10227272727273">
            <text:p>6.1</text:p>
          </table:table-cell>
          <table:table-cell table:number-columns-repeated="1016"/>
        </table:table-row>
        <table:table-row table:style-name="ro1">
          <table:table-cell office:value-type="string">
            <text:p>grille(1).gif</text:p>
          </table:table-cell>
          <table:table-cell office:value-type="string">
            <text:p>GIF</text:p>
          </table:table-cell>
          <table:table-cell office:value-type="float" office:value="537">
            <text:p>537</text:p>
          </table:table-cell>
          <table:table-cell office:value-type="float" office:value="1929">
            <text:p>1929</text:p>
          </table:table-cell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  <table:table-cell table:style-name="ce5" table:formula="of:=[.C62]/[.F62]" office:value-type="float" office:value="6.10227272727273">
            <text:p>6.1</text:p>
          </table:table-cell>
          <table:table-cell table:number-columns-repeated="1016"/>
        </table:table-row>
        <table:table-row table:style-name="ro1">
          <table:table-cell office:value-type="string">
            <text:p>grosse-trame-155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3]/[.F63]" office:value-type="float" office:value="5.68392857142857">
            <text:p>5.68</text:p>
          </table:table-cell>
          <table:table-cell table:number-columns-repeated="1016"/>
        </table:table-row>
        <table:table-row table:style-name="ro1">
          <table:table-cell office:value-type="string">
            <text:p>grosse-trame-155(1).gif</text:p>
          </table:table-cell>
          <table:table-cell office:value-type="string">
            <text:p>GIF</text:p>
          </table:table-cell>
          <table:table-cell office:value-type="float" office:value="3183">
            <text:p>3183</text:p>
          </table:table-cell>
          <table:table-cell office:value-type="float" office:value="5158">
            <text:p>5158</text:p>
          </table:table-cell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  <table:table-cell table:style-name="ce7" table:formula="of:=[.C64]/[.F64]" office:value-type="float" office:value="5.68392857142857">
            <text:p>5.68</text:p>
          </table:table-cell>
          <table:table-cell table:number-columns-repeated="1016"/>
        </table:table-row>
        <table:table-row table:style-name="ro1">
          <table:table-cell office:value-type="string">
            <text:p>gruyere-224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  <table:table-cell table:style-name="ce5" table:formula="of:=[.C65]/[.F65]" office:value-type="float" office:value="6.71230158730159">
            <text:p>6.71</text:p>
          </table:table-cell>
          <table:table-cell table:number-columns-repeated="1016"/>
        </table:table-row>
        <table:table-row table:style-name="ro1">
          <table:table-cell office:value-type="string">
            <text:p>gruyere-224(1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6]/[.F66]" office:value-type="float" office:value="3.81828442437923">
            <text:p>3.82</text:p>
          </table:table-cell>
          <table:table-cell table:number-columns-repeated="1016"/>
        </table:table-row>
        <table:table-row table:style-name="ro1">
          <table:table-cell office:value-type="string">
            <text:p>gruyere-224(2).gif</text:p>
          </table:table-cell>
          <table:table-cell office:value-type="string">
            <text:p>GIF</text:p>
          </table:table-cell>
          <table:table-cell office:value-type="float" office:value="3383">
            <text:p>3383</text:p>
          </table:table-cell>
          <table:table-cell office:value-type="float" office:value="1806">
            <text:p>1806</text:p>
          </table:table-cell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  <table:table-cell table:style-name="ce6" table:formula="of:=[.C67]/[.F67]" office:value-type="float" office:value="3.81828442437923">
            <text:p>3.82</text:p>
          </table:table-cell>
          <table:table-cell table:number-columns-repeated="1016"/>
        </table:table-row>
        <table:table-row table:style-name="ro1">
          <table:table-cell office:value-type="string">
            <text:p>hairs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8]/[.F68]" office:value-type="float" office:value="1.03386004514673">
            <text:p>1.03</text:p>
          </table:table-cell>
          <table:table-cell table:number-columns-repeated="1016"/>
        </table:table-row>
        <table:table-row table:style-name="ro1">
          <table:table-cell office:value-type="string">
            <text:p>hairs(1).gif</text:p>
          </table:table-cell>
          <table:table-cell office:value-type="string">
            <text:p>GIF</text:p>
          </table:table-cell>
          <table:table-cell office:value-type="float" office:value="916">
            <text:p>916</text:p>
          </table:table-cell>
          <table:table-cell office:value-type="float" office:value="516">
            <text:p>516</text:p>
          </table:table-cell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  <table:table-cell table:style-name="ce6" table:formula="of:=[.C69]/[.F69]" office:value-type="float" office:value="1.03386004514673">
            <text:p>1.03</text:p>
          </table:table-cell>
          <table:table-cell table:number-columns-repeated="1016"/>
        </table:table-row>
        <table:table-row table:style-name="ro1">
          <table:table-cell office:value-type="string">
            <text:p>hallucinogene-338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0]/[.F70]" office:value-type="float" office:value="3.95936794582393">
            <text:p>3.96</text:p>
          </table:table-cell>
          <table:table-cell table:number-columns-repeated="1016"/>
        </table:table-row>
        <table:table-row table:style-name="ro1">
          <table:table-cell office:value-type="string">
            <text:p>hallucinogene-338(1).gif</text:p>
          </table:table-cell>
          <table:table-cell office:value-type="string">
            <text:p>GIF</text:p>
          </table:table-cell>
          <table:table-cell office:value-type="float" office:value="3508">
            <text:p>3508</text:p>
          </table:table-cell>
          <table:table-cell office:value-type="float" office:value="5441">
            <text:p>5441</text:p>
          </table:table-cell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  <table:table-cell table:style-name="ce6" table:formula="of:=[.C71]/[.F71]" office:value-type="float" office:value="3.95936794582393">
            <text:p>3.96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les_moutons.jpg</text:p>
          </table:table-cell>
          <table:table-cell table:style-name="ce3" office:value-type="string">
            <text:p>JPEG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2746">
            <text:p>2746</text:p>
          </table:table-cell>
          <table:table-cell table:style-name="ce3" office:value-type="string">
            <text:p><text:s/>les_moutons.jpg </text:p>
          </table:table-cell>
          <table:table-cell table:style-name="ce3" office:value-type="float" office:value="841">
            <text:p>841</text:p>
          </table:table-cell>
          <table:table-cell table:style-name="ce3" office:value-type="float" office:value="1154">
            <text:p>1154</text:p>
          </table:table-cell>
          <table:table-cell table:style-name="ce8" table:formula="of:=[.C72]/[.F72]" office:value-type="float" office:value="2.37812128418549">
            <text:p>2.38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lignes-a-droite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3]/[.F73]" office:value-type="float" office:value="5.42713567839196">
            <text:p>5.43</text:p>
          </table:table-cell>
          <table:table-cell table:number-columns-repeated="1016"/>
        </table:table-row>
        <table:table-row table:style-name="ro1">
          <table:table-cell office:value-type="string">
            <text:p>lignes-a-droite(1).gif</text:p>
          </table:table-cell>
          <table:table-cell office:value-type="string">
            <text:p>GIF</text:p>
          </table:table-cell>
          <table:table-cell office:value-type="float" office:value="1080">
            <text:p>1080</text:p>
          </table:table-cell>
          <table:table-cell office:value-type="float" office:value="1400">
            <text:p>1400</text:p>
          </table:table-cell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  <table:table-cell table:style-name="ce7" table:formula="of:=[.C74]/[.F74]" office:value-type="float" office:value="5.42713567839196">
            <text:p>5.43</text:p>
          </table:table-cell>
          <table:table-cell table:number-columns-repeated="1016"/>
        </table:table-row>
        <table:table-row table:style-name="ro1">
          <table:table-cell office:value-type="string">
            <text:p>lignes-obliques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5]/[.F75]" office:value-type="float" office:value="4.36607142857143">
            <text:p>4.37</text:p>
          </table:table-cell>
          <table:table-cell table:number-columns-repeated="1016"/>
        </table:table-row>
        <table:table-row table:style-name="ro1">
          <table:table-cell office:value-type="string">
            <text:p>lignes-obliques(1).gif</text:p>
          </table:table-cell>
          <table:table-cell office:value-type="string">
            <text:p>GIF</text:p>
          </table:table-cell>
          <table:table-cell office:value-type="float" office:value="489">
            <text:p>489</text:p>
          </table:table-cell>
          <table:table-cell office:value-type="float" office:value="1033">
            <text:p>1033</text:p>
          </table:table-cell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  <table:table-cell table:style-name="ce6" table:formula="of:=[.C76]/[.F76]" office:value-type="float" office:value="4.36607142857143">
            <text:p>4.37</text:p>
          </table:table-cell>
          <table:table-cell table:number-columns-repeated="1016"/>
        </table:table-row>
        <table:table-row table:style-name="ro1">
          <table:table-cell office:value-type="string">
            <text:p>lignes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7]/[.F77]" office:value-type="float" office:value="1.93414863593603">
            <text:p>1.93</text:p>
          </table:table-cell>
          <table:table-cell table:number-columns-repeated="1016"/>
        </table:table-row>
        <table:table-row table:style-name="ro1">
          <table:table-cell office:value-type="string">
            <text:p>lignes(1).gif</text:p>
          </table:table-cell>
          <table:table-cell office:value-type="string">
            <text:p>GIF</text:p>
          </table:table-cell>
          <table:table-cell office:value-type="float" office:value="2056">
            <text:p>2056</text:p>
          </table:table-cell>
          <table:table-cell office:value-type="float" office:value="877">
            <text:p>877</text:p>
          </table:table-cell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  <table:table-cell table:style-name="ce6" table:formula="of:=[.C78]/[.F78]" office:value-type="float" office:value="1.93414863593603">
            <text:p>1.93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79]/[.F79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  <table:table-cell table:style-name="ce5" table:formula="of:=[.C80]/[.F8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meteor_Calque 10-nb.png</text:p>
          </table:table-cell>
          <table:table-cell office:value-type="string">
            <text:p>PNG</text:p>
          </table:table-cell>
          <table:table-cell office:value-type="float" office:value="457">
            <text:p>457</text:p>
          </table:table-cell>
          <table:table-cell office:value-type="float" office:value="645">
            <text:p>645</text:p>
          </table:table-cell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  <table:table-cell table:style-name="ce6" table:formula="of:=[.C81]/[.F81]" office:value-type="float" office:value="0.515801354401806">
            <text:p>0.52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2]/[.F8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  <table:table-cell table:style-name="ce5" table:formula="of:=[.C83]/[.F83]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/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  <table:table-cell table:style-name="ce5" table:formula="of:=[.C84]/[.F8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Mini-lignes longues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5]/[.F85]" office:value-type="float" office:value="3.03747072599532">
            <text:p>3.04</text:p>
          </table:table-cell>
          <table:table-cell table:number-columns-repeated="1016"/>
        </table:table-row>
        <table:table-row table:style-name="ro1">
          <table:table-cell office:value-type="string">
            <text:p>Mini-lignes longues(1).gif</text:p>
          </table:table-cell>
          <table:table-cell office:value-type="string">
            <text:p>GIF</text:p>
          </table:table-cell>
          <table:table-cell office:value-type="float" office:value="1297">
            <text:p>1297</text:p>
          </table:table-cell>
          <table:table-cell office:value-type="float" office:value="179">
            <text:p>179</text:p>
          </table:table-cell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  <table:table-cell table:style-name="ce6" table:formula="of:=[.C86]/[.F86]" office:value-type="float" office:value="3.03747072599532">
            <text:p>3.04</text:p>
          </table:table-cell>
          <table:table-cell table:number-columns-repeated="1016"/>
        </table:table-row>
        <table:table-row table:style-name="ro1">
          <table:table-cell office:value-type="string">
            <text:p>mouton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7]/[.F87]" office:value-type="float" office:value="0.826530612244898">
            <text:p>0.83</text:p>
          </table:table-cell>
          <table:table-cell table:number-columns-repeated="1016"/>
        </table:table-row>
        <table:table-row table:style-name="ro1">
          <table:table-cell office:value-type="string">
            <text:p>mouton(1).gif</text:p>
          </table:table-cell>
          <table:table-cell office:value-type="string">
            <text:p>GIF</text:p>
          </table:table-cell>
          <table:table-cell office:value-type="float" office:value="324">
            <text:p>324</text:p>
          </table:table-cell>
          <table:table-cell office:value-type="float" office:value="646">
            <text:p>646</text:p>
          </table:table-cell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  <table:table-cell table:style-name="ce6" table:formula="of:=[.C88]/[.F88]" office:value-type="float" office:value="0.826530612244898">
            <text:p>0.83</text:p>
          </table:table-cell>
          <table:table-cell table:number-columns-repeated="1016"/>
        </table:table-row>
        <table:table-row table:style-name="ro1">
          <table:table-cell office:value-type="string">
            <text:p>moutons-207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89]/[.F89]" office:value-type="float" office:value="3.28205128205128">
            <text:p>3.28</text:p>
          </table:table-cell>
          <table:table-cell table:number-columns-repeated="1016"/>
        </table:table-row>
        <table:table-row table:style-name="ro1">
          <table:table-cell office:value-type="string">
            <text:p>moutons-207(1).gif</text:p>
          </table:table-cell>
          <table:table-cell office:value-type="string">
            <text:p>GIF</text:p>
          </table:table-cell>
          <table:table-cell office:value-type="float" office:value="3200">
            <text:p>3200</text:p>
          </table:table-cell>
          <table:table-cell office:value-type="float" office:value="5066">
            <text:p>5066</text:p>
          </table:table-cell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  <table:table-cell table:style-name="ce6" table:formula="of:=[.C90]/[.F90]" office:value-type="float" office:value="3.28205128205128">
            <text:p>3.28</text:p>
          </table:table-cell>
          <table:table-cell table:number-columns-repeated="1016"/>
        </table:table-row>
        <table:table-row table:style-name="ro1">
          <table:table-cell office:value-type="string">
            <text:p>noise1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1]/[.F91]" office:value-type="float" office:value="4.05836575875486">
            <text:p>4.06</text:p>
          </table:table-cell>
          <table:table-cell table:number-columns-repeated="1016"/>
        </table:table-row>
        <table:table-row table:style-name="ro1">
          <table:table-cell office:value-type="string">
            <text:p>noise1(1).gif</text:p>
          </table:table-cell>
          <table:table-cell office:value-type="string">
            <text:p>GIF</text:p>
          </table:table-cell>
          <table:table-cell office:value-type="float" office:value="1043">
            <text:p>1043</text:p>
          </table:table-cell>
          <table:table-cell office:value-type="float" office:value="809">
            <text:p>809</text:p>
          </table:table-cell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  <table:table-cell table:style-name="ce6" table:formula="of:=[.C92]/[.F92]" office:value-type="float" office:value="4.05836575875486">
            <text:p>4.06</text:p>
          </table:table-cell>
          <table:table-cell table:number-columns-repeated="1016"/>
        </table:table-row>
        <table:table-row table:style-name="ro1">
          <table:table-cell office:value-type="string">
            <text:p>nuagessales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3]/[.F93]" office:value-type="float" office:value="10.2185714285714">
            <text:p>10.22</text:p>
          </table:table-cell>
          <table:table-cell table:number-columns-repeated="1016"/>
        </table:table-row>
        <table:table-row table:style-name="ro1">
          <table:table-cell office:value-type="string">
            <text:p>nuagessales(1).gif</text:p>
          </table:table-cell>
          <table:table-cell office:value-type="string">
            <text:p>GIF</text:p>
          </table:table-cell>
          <table:table-cell office:value-type="float" office:value="7153">
            <text:p>7153</text:p>
          </table:table-cell>
          <table:table-cell office:value-type="float" office:value="2438">
            <text:p>2438</text:p>
          </table:table-cell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  <table:table-cell table:style-name="ce5" table:formula="of:=[.C94]/[.F94]" office:value-type="float" office:value="10.2185714285714">
            <text:p>10.22</text:p>
          </table:table-cell>
          <table:table-cell table:number-columns-repeated="1016"/>
        </table:table-row>
        <table:table-row table:style-name="ro1">
          <table:table-cell office:value-type="string">
            <text:p>oiseau-a-decouper-272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5]/[.F95]" office:value-type="float" office:value="3.47794871794872">
            <text:p>3.48</text:p>
          </table:table-cell>
          <table:table-cell table:number-columns-repeated="1016"/>
        </table:table-row>
        <table:table-row table:style-name="ro1">
          <table:table-cell office:value-type="string">
            <text:p>oiseau-a-decouper-272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350">
            <text:p>5350</text:p>
          </table:table-cell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  <table:table-cell table:style-name="ce6" table:formula="of:=[.C96]/[.F96]" office:value-type="float" office:value="3.47794871794872">
            <text:p>3.48</text:p>
          </table:table-cell>
          <table:table-cell table:number-columns-repeated="1016"/>
        </table:table-row>
        <table:table-row table:style-name="ro1">
          <table:table-cell office:value-type="string">
            <text:p>pfiouuu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7]/[.F97]" office:value-type="float" office:value="1.25435540069686">
            <text:p>1.25</text:p>
          </table:table-cell>
          <table:table-cell table:number-columns-repeated="1016"/>
        </table:table-row>
        <table:table-row table:style-name="ro1">
          <table:table-cell office:value-type="string">
            <text:p>pfiouuu(1).gif</text:p>
          </table:table-cell>
          <table:table-cell office:value-type="string">
            <text:p>GIF</text:p>
          </table:table-cell>
          <table:table-cell office:value-type="float" office:value="360">
            <text:p>360</text:p>
          </table:table-cell>
          <table:table-cell office:value-type="float" office:value="253">
            <text:p>253</text:p>
          </table:table-cell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  <table:table-cell table:style-name="ce6" table:formula="of:=[.C98]/[.F98]" office:value-type="float" office:value="1.25435540069686">
            <text:p>1.25</text:p>
          </table:table-cell>
          <table:table-cell table:number-columns-repeated="1016"/>
        </table:table-row>
        <table:table-row table:style-name="ro1">
          <table:table-cell office:value-type="string">
            <text:p>pinceau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99]/[.F99]" office:value-type="float" office:value="5.79047619047619">
            <text:p>5.79</text:p>
          </table:table-cell>
          <table:table-cell table:number-columns-repeated="1016"/>
        </table:table-row>
        <table:table-row table:style-name="ro1">
          <table:table-cell office:value-type="string">
            <text:p>pinceau(1).gif</text:p>
          </table:table-cell>
          <table:table-cell office:value-type="string">
            <text:p>GIF</text:p>
          </table:table-cell>
          <table:table-cell office:value-type="float" office:value="1824">
            <text:p>1824</text:p>
          </table:table-cell>
          <table:table-cell office:value-type="float" office:value="240">
            <text:p>240</text:p>
          </table:table-cell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  <table:table-cell table:style-name="ce7" table:formula="of:=[.C100]/[.F100]" office:value-type="float" office:value="5.79047619047619">
            <text:p>5.79</text:p>
          </table:table-cell>
          <table:table-cell table:number-columns-repeated="1016"/>
        </table:table-row>
        <table:table-row table:style-name="ro1">
          <table:table-cell office:value-type="string">
            <text:p>rayon-conve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1]/[.F101]" office:value-type="float" office:value="2.4952380952381">
            <text:p>2.5</text:p>
          </table:table-cell>
          <table:table-cell table:number-columns-repeated="1016"/>
        </table:table-row>
        <table:table-row table:style-name="ro1">
          <table:table-cell office:value-type="string">
            <text:p>rayon-conve(1).gif</text:p>
          </table:table-cell>
          <table:table-cell office:value-type="string">
            <text:p>GIF</text:p>
          </table:table-cell>
          <table:table-cell office:value-type="float" office:value="1048">
            <text:p>1048</text:p>
          </table:table-cell>
          <table:table-cell office:value-type="float" office:value="329">
            <text:p>329</text:p>
          </table:table-cell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  <table:table-cell table:style-name="ce6" table:formula="of:=[.C102]/[.F102]" office:value-type="float" office:value="2.4952380952381">
            <text:p>2.5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etable_an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491">
            <text:p>1491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3]/[.F103]" office:value-type="float" office:value="3.01212121212121">
            <text:p>3.01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nne-nb.jpg </text:p>
          </table:table-cell>
          <table:table-cell table:style-name="ce3" office:value-type="float" office:value="495">
            <text:p>495</text:p>
          </table:table-cell>
          <table:table-cell table:style-name="ce3" office:value-type="float" office:value="225">
            <text:p>225</text:p>
          </table:table-cell>
          <table:table-cell table:style-name="ce3" table:formula="of:=[.C104]/[.F104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arcas_baudouin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arcas_baudouin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8">
            <text:p>258</text:p>
          </table:table-cell>
          <table:table-cell table:style-name="ce8" table:formula="of:=[.C105]/[.F105]" office:value-type="float" office:value="2.38441558441558">
            <text:p>2.38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arcas_baudouin-nb.jpg </text:p>
          </table:table-cell>
          <table:table-cell table:style-name="ce3" office:value-type="float" office:value="918">
            <text:p>918</text:p>
          </table:table-cell>
          <table:table-cell table:style-name="ce3" office:value-type="float" office:value="678">
            <text:p>678</text:p>
          </table:table-cell>
          <table:table-cell table:style-name="ce3" table:formula="of:=[.C106]/[.F106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barbara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23">
            <text:p>923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barbara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6">
            <text:p>256</text:p>
          </table:table-cell>
          <table:table-cell table:style-name="ce8" table:formula="of:=[.C107]/[.F107]" office:value-type="float" office:value="2.3974025974026">
            <text:p>2.4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claud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935">
            <text:p>935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aude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53">
            <text:p>253</text:p>
          </table:table-cell>
          <table:table-cell table:style-name="ce8" table:formula="of:=[.C108]/[.F108]" office:value-type="float" office:value="2.42857142857143">
            <text:p>2.43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clinic_orgasm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44">
            <text:p>1144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09]/[.F109]" office:value-type="float" office:value="3.01052631578947">
            <text:p>3.01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 office:value-type="string">
            <text:p><text:s/>retable_clinic_orgasm-nb.jpg </text:p>
          </table:table-cell>
          <table:table-cell table:style-name="ce3" office:value-type="float" office:value="380">
            <text:p>380</text:p>
          </table:table-cell>
          <table:table-cell table:style-name="ce3" office:value-type="float" office:value="225">
            <text:p>225</text:p>
          </table:table-cell>
          <table:table-cell table:style-name="ce3" table:formula="of:=[.C110]/[.F110]" office:value-type="float" office:value="0">
            <text:p>0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martine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118">
            <text:p>1118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martine-nb.jpg </text:p>
          </table:table-cell>
          <table:table-cell table:style-name="ce3" office:value-type="float" office:value="371">
            <text:p>371</text:p>
          </table:table-cell>
          <table:table-cell table:style-name="ce3" office:value-type="float" office:value="225">
            <text:p>225</text:p>
          </table:table-cell>
          <table:table-cell table:style-name="ce3" table:formula="of:=[.C111]/[.F111]" office:value-type="float" office:value="3.01347708894879">
            <text:p>3.01</text:p>
          </table:table-cell>
          <table:table-cell table:style-name="ce3" table:number-columns-repeated="1016"/>
        </table:table-row>
        <table:table-row table:style-name="ro1">
          <table:table-cell table:style-name="ce3" office:value-type="string">
            <text:p>retable_thomas-nb.jpg</text:p>
          </table:table-cell>
          <table:table-cell table:style-name="ce3" office:value-type="string">
            <text:p>JPEG</text:p>
          </table:table-cell>
          <table:table-cell table:style-name="ce3" office:value-type="float" office:value="1002">
            <text:p>1002</text:p>
          </table:table-cell>
          <table:table-cell table:style-name="ce3" office:value-type="float" office:value="678">
            <text:p>678</text:p>
          </table:table-cell>
          <table:table-cell table:style-name="ce3" office:value-type="string">
            <text:p><text:s/>retable_thomas-nb.jpg 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236">
            <text:p>236</text:p>
          </table:table-cell>
          <table:table-cell table:style-name="ce8" table:formula="of:=[.C112]/[.F112]" office:value-type="float" office:value="2.6025974025974">
            <text:p>2.6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scrolltram.png</text:p>
          </table:table-cell>
          <table:table-cell office:value-type="string">
            <text:p>PNG</text:p>
          </table:table-cell>
          <table:table-cell office:value-type="float" office:value="63">
            <text:p>63</text:p>
          </table:table-cell>
          <table:table-cell office:value-type="float" office:value="1789">
            <text:p>1789</text:p>
          </table:table-cell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  <table:table-cell table:style-name="ce6" table:formula="of:=[.C113]/[.F113]" office:value-type="float" office:value="1.46511627906977">
            <text:p>1.47</text:p>
          </table:table-cell>
          <table:table-cell table:number-columns-repeated="1016"/>
        </table:table-row>
        <table:table-row table:style-name="ro1">
          <table:table-cell office:value-type="string">
            <text:p>soleil-light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4]/[.F114]" office:value-type="float" office:value="4.86071428571429">
            <text:p>4.86</text:p>
          </table:table-cell>
          <table:table-cell table:number-columns-repeated="1016"/>
        </table:table-row>
        <table:table-row table:style-name="ro1">
          <table:table-cell office:value-type="string">
            <text:p>soleil-light(1).gif</text:p>
          </table:table-cell>
          <table:table-cell office:value-type="string">
            <text:p>GIF</text:p>
          </table:table-cell>
          <table:table-cell office:value-type="float" office:value="1361">
            <text:p>1361</text:p>
          </table:table-cell>
          <table:table-cell office:value-type="float" office:value="1392">
            <text:p>1392</text:p>
          </table:table-cell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  <table:table-cell table:style-name="ce6" table:formula="of:=[.C115]/[.F115]" office:value-type="float" office:value="4.86071428571429">
            <text:p>4.86</text:p>
          </table:table-cell>
          <table:table-cell table:number-columns-repeated="1016"/>
        </table:table-row>
        <table:table-row table:style-name="ro1">
          <table:table-cell office:value-type="string">
            <text:p>soleil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6]/[.F116]" office:value-type="float" office:value="5.49544072948328">
            <text:p>5.5</text:p>
          </table:table-cell>
          <table:table-cell table:number-columns-repeated="1016"/>
        </table:table-row>
        <table:table-row table:style-name="ro1">
          <table:table-cell office:value-type="string">
            <text:p>soleil(1).gif</text:p>
          </table:table-cell>
          <table:table-cell office:value-type="string">
            <text:p>GIF</text:p>
          </table:table-cell>
          <table:table-cell office:value-type="float" office:value="1808">
            <text:p>1808</text:p>
          </table:table-cell>
          <table:table-cell office:value-type="float" office:value="1802">
            <text:p>1802</text:p>
          </table:table-cell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  <table:table-cell table:style-name="ce7" table:formula="of:=[.C117]/[.F117]" office:value-type="float" office:value="5.49544072948328">
            <text:p>5.5</text:p>
          </table:table-cell>
          <table:table-cell table:number-columns-repeated="1016"/>
        </table:table-row>
        <table:table-row table:style-name="ro1">
          <table:table-cell office:value-type="string">
            <text:p>vagues-trouees-236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8]/[.F118]" office:value-type="float" office:value="2.12601880877743">
            <text:p>2.13</text:p>
          </table:table-cell>
          <table:table-cell table:number-columns-repeated="1016"/>
        </table:table-row>
        <table:table-row table:style-name="ro1">
          <table:table-cell office:value-type="string">
            <text:p>vagues-trouees-236(1).gif</text:p>
          </table:table-cell>
          <table:table-cell office:value-type="string">
            <text:p>GIF</text:p>
          </table:table-cell>
          <table:table-cell office:value-type="float" office:value="3391">
            <text:p>3391</text:p>
          </table:table-cell>
          <table:table-cell office:value-type="float" office:value="5258">
            <text:p>5258</text:p>
          </table:table-cell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  <table:table-cell table:style-name="ce6" table:formula="of:=[.C119]/[.F119]" office:value-type="float" office:value="2.12601880877743">
            <text:p>2.13</text:p>
          </table:table-cell>
          <table:table-cell table:number-columns-repeated="1016"/>
        </table:table-row>
        <table:table-row table:style-name="ro1">
          <table:table-cell office:value-type="string">
            <text:p>waouh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0]/[.F120]" office:value-type="float" office:value="1.38502109704641">
            <text:p>1.39</text:p>
          </table:table-cell>
          <table:table-cell table:number-columns-repeated="1016"/>
        </table:table-row>
        <table:table-row table:style-name="ro1">
          <table:table-cell office:value-type="string">
            <text:p>waouh(1).gif</text:p>
          </table:table-cell>
          <table:table-cell office:value-type="string">
            <text:p>GIF</text:p>
          </table:table-cell>
          <table:table-cell office:value-type="float" office:value="1313">
            <text:p>1313</text:p>
          </table:table-cell>
          <table:table-cell office:value-type="float" office:value="2056">
            <text:p>2056</text:p>
          </table:table-cell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  <table:table-cell table:style-name="ce6" table:formula="of:=[.C121]/[.F121]" office:value-type="float" office:value="1.38502109704641">
            <text:p>1.39</text:p>
          </table:table-cell>
          <table:table-cell table:number-columns-repeated="1016"/>
        </table:table-row>
        <table:table-row table:style-name="ro1" table:number-rows-repeated="10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52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1" table:number-rows-repeated="10483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PA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llo.gif </text:p>
          </table:table-cell>
          <table:table-cell office:value-type="float" office:value="245">
            <text:p>24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gle-radiant.gif </text:p>
          </table:table-cell>
          <table:table-cell office:value-type="float" office:value="280">
            <text:p>280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_MG_5248.CR2.png </text:p>
          </table:table-cell>
          <table:table-cell office:value-type="float" office:value="473">
            <text:p>473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 14.png </text:p>
          </table:table-cell>
          <table:table-cell office:value-type="float" office:value="157">
            <text:p>157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nne_Calque8.png 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spiration.gif </text:p>
          </table:table-cell>
          <table:table-cell office:value-type="float" office:value="886">
            <text:p>886</text:p>
          </table:table-cell>
          <table:table-cell office:value-type="float" office:value="592">
            <text:p>592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attendez.gif </text:p>
          </table:table-cell>
          <table:table-cell office:value-type="float" office:value="224">
            <text:p>224</text:p>
          </table:table-cell>
          <table:table-cell office:value-type="float" office:value="933">
            <text:p>933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lle.gif </text:p>
          </table:table-cell>
          <table:table-cell office:value-type="float" office:value="488">
            <text:p>488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M.gif </text:p>
          </table:table-cell>
          <table:table-cell office:value-type="float" office:value="175">
            <text:p>175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bang-miroir.gif </text:p>
          </table:table-cell>
          <table:table-cell office:value-type="float" office:value="194">
            <text:p>19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<text:s/>Béguinage d'Anderlecht8.jpg </text:p>
          </table:table-cell>
          <table:table-cell office:value-type="float" office:value="630">
            <text:p>630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<text:s/>Béguinage d'Anderlecht9.jpg </text:p>
          </table:table-cell>
          <table:table-cell office:value-type="float" office:value="630">
            <text:p>63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<text:s/>BH06_100713.jpg <text:s/>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09_100713.jpg </text:p>
          </table:table-cell>
          <table:table-cell office:value-type="float" office:value="119">
            <text:p>119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<text:s/>BH13_110325.jpg </text:p>
          </table:table-cell>
          <table:table-cell table:number-columns-repeated="2" office:value-type="float" office:value="184">
            <text:p>184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string">
            <text:p><text:s/>blow1.gif </text:p>
          </table:table-cell>
          <table:table-cell office:value-type="float" office:value="886">
            <text:p>886</text:p>
          </table:table-cell>
          <table:table-cell office:value-type="float" office:value="416">
            <text:p>416</text:p>
          </table:table-cell>
        </table:table-row>
        <table:table-row table:style-name="ro2">
          <table:table-cell office:value-type="string">
            <text:p><text:s/>cale-page.png </text:p>
          </table:table-cell>
          <table:table-cell office:value-type="float" office:value="2">
            <text:p>2</text:p>
          </table:table-cell>
          <table:table-cell office:value-type="float" office:value="1220">
            <text:p>1220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inema.gif </text:p>
          </table:table-cell>
          <table:table-cell office:value-type="float" office:value="395">
            <text:p>395</text:p>
          </table:table-cell>
          <table:table-cell office:value-type="float" office:value="582">
            <text:p>582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crachat.gif 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string">
            <text:p><text:s/>dancing.gif </text:p>
          </table:table-cell>
          <table:table-cell office:value-type="float" office:value="630">
            <text:p>63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<text:s/>DSC_6516.gif </text:p>
          </table:table-cell>
          <table:table-cell office:value-type="float" office:value="364">
            <text:p>364</text:p>
          </table:table-cell>
          <table:table-cell office:value-type="float" office:value="549">
            <text:p>549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ponge-219.gif </text:p>
          </table:table-cell>
          <table:table-cell office:value-type="float" office:value="1972">
            <text:p>1972</text:p>
          </table:table-cell>
          <table:table-cell office:value-type="float" office:value="3108">
            <text:p>3108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toile.gif </text:p>
          </table:table-cell>
          <table:table-cell office:value-type="float" office:value="175">
            <text:p>17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plosion-violente.gif </text:p>
          </table:table-cell>
          <table:table-cell office:value-type="float" office:value="170">
            <text:p>170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extrait_anne_n.gif </text:p>
          </table:table-cell>
          <table:table-cell office:value-type="float" office:value="467">
            <text:p>467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2">
          <table:table-cell office:value-type="string">
            <text:p><text:s/>fausse-peau-de-mouton.gif </text:p>
          </table:table-cell>
          <table:table-cell office:value-type="float" office:value="223">
            <text:p>223</text:p>
          </table:table-cell>
          <table:table-cell office:value-type="float" office:value="533">
            <text:p>533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1">
          <table:table-cell office:value-type="string">
            <text:p><text:s/>feuillages-239.gif </text:p>
          </table:table-cell>
          <table:table-cell office:value-type="float" office:value="1772">
            <text:p>1772</text:p>
          </table:table-cell>
          <table:table-cell office:value-type="float" office:value="2767">
            <text:p>2767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ammes.gif </text:p>
          </table:table-cell>
          <table:table-cell office:value-type="float" office:value="886">
            <text:p>886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floor.gif </text:p>
          </table:table-cell>
          <table:table-cell office:value-type="float" office:value="493">
            <text:p>493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eometrie-240.gif </text:p>
          </table:table-cell>
          <table:table-cell office:value-type="float" office:value="1595">
            <text:p>1595</text:p>
          </table:table-cell>
          <table:table-cell office:value-type="float" office:value="2509">
            <text:p>2509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dient-bigoutupsidedown.png </text:p>
          </table:table-cell>
          <table:table-cell office:value-type="float" office:value="160">
            <text:p>160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and-canyon-à--ciel-courbé.gif </text:p>
          </table:table-cell>
          <table:table-cell office:value-type="float" office:value="886">
            <text:p>886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string">
            <text:p><text:s/>grille.gif </text:p>
          </table:table-cell>
          <table:table-cell office:value-type="float" office:value="88">
            <text:p>8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<text:s/>grosse-trame-155.gif </text:p>
          </table:table-cell>
          <table:table-cell office:value-type="float" office:value="560">
            <text:p>560</text:p>
          </table:table-cell>
          <table:table-cell office:value-type="float" office:value="908">
            <text:p>908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504">
            <text:p>504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gruyere-224.gif </text:p>
          </table:table-cell>
          <table:table-cell office:value-type="float" office:value="886">
            <text:p>886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irs.gif </text:p>
          </table:table-cell>
          <table:table-cell office:value-type="float" office:value="886">
            <text:p>88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hallucinogene-338.gif </text:p>
          </table:table-cell>
          <table:table-cell office:value-type="float" office:value="886">
            <text:p>886</text:p>
          </table:table-cell>
          <table:table-cell office:value-type="float" office:value="1374">
            <text:p>1374</text:p>
          </table:table-cell>
        </table:table-row>
        <table:table-row table:style-name="ro2">
          <table:table-cell office:value-type="string">
            <text:p><text:s/>les_moutons.jpg </text:p>
          </table:table-cell>
          <table:table-cell office:value-type="float" office:value="841">
            <text:p>841</text:p>
          </table:table-cell>
          <table:table-cell office:value-type="float" office:value="1154">
            <text:p>1154</text:p>
          </table:table-cell>
        </table:table-row>
        <table:table-row table:style-name="ro2">
          <table:table-cell office:value-type="string">
            <text:p><text:s/>lgruyere-224.gif </text:p>
          </table:table-cell>
          <table:table-cell table:number-columns-repeated="2" office:value-type="float" office:value="504">
            <text:p>504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a-droite.gif </text:p>
          </table:table-cell>
          <table:table-cell office:value-type="float" office:value="199">
            <text:p>199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-obliques.gif </text:p>
          </table:table-cell>
          <table:table-cell office:value-type="float" office:value="112">
            <text:p>112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1063">
            <text:p>1063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lignes.gif </text:p>
          </table:table-cell>
          <table:table-cell office:value-type="float" office:value="488">
            <text:p>488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meteor_Calque 10-nb.png </text:p>
          </table:table-cell>
          <table:table-cell office:value-type="float" office:value="886">
            <text:p>886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<text:s/>meteor_Calque2re.png </text:p>
          </table:table-cell>
          <table:table-cell table:number-columns-repeated="2" office:value-type="float" office:value="560">
            <text:p>560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ini-lignes longues.gif </text:p>
          </table:table-cell>
          <table:table-cell office:value-type="float" office:value="427">
            <text:p>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2">
          <table:table-cell office:value-type="string">
            <text:p><text:s/>mouton.gif </text:p>
          </table:table-cell>
          <table:table-cell office:value-type="float" office:value="392">
            <text:p>392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moutons-207.gif </text:p>
          </table:table-cell>
          <table:table-cell office:value-type="float" office:value="975">
            <text:p>975</text:p>
          </table:table-cell>
          <table:table-cell office:value-type="float" office:value="1543">
            <text:p>1543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<text:s/>noise1.gif </text:p>
          </table:table-cell>
          <table:table-cell office:value-type="float" office:value="257">
            <text:p>257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nuagessales.gif </text:p>
          </table:table-cell>
          <table:table-cell office:value-type="float" office:value="700">
            <text:p>700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oiseaux-a-decouper-272.gif </text:p>
          </table:table-cell>
          <table:table-cell office:value-type="float" office:value="975">
            <text:p>975</text:p>
          </table:table-cell>
          <table:table-cell office:value-type="float" office:value="1538">
            <text:p>1538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fiouuu.gif </text:p>
          </table:table-cell>
          <table:table-cell office:value-type="float" office:value="287">
            <text:p>28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pinceau.gif </text:p>
          </table:table-cell>
          <table:table-cell office:value-type="float" office:value="315">
            <text:p>315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ayon-convex.gif </text:p>
          </table:table-cell>
          <table:table-cell office:value-type="float" office:value="420">
            <text:p>420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nne-nb.jpg </text:p>
          </table:table-cell>
          <table:table-cell office:value-type="float" office:value="495">
            <text:p>49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385">
            <text:p>385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string">
            <text:p><text:s/>retable_arcas_baudouin-nb.jpg </text:p>
          </table:table-cell>
          <table:table-cell office:value-type="float" office:value="918">
            <text:p>918</text:p>
          </table:table-cell>
          <table:table-cell office:value-type="float" office:value="678">
            <text:p>678</text:p>
          </table:table-cell>
        </table:table-row>
        <table:table-row table:style-name="ro2">
          <table:table-cell office:value-type="string">
            <text:p><text:s/>retable_barbara-nb.jpg </text:p>
          </table:table-cell>
          <table:table-cell office:value-type="float" office:value="385">
            <text:p>38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retable_claude-nb.jpg </text:p>
          </table:table-cell>
          <table:table-cell office:value-type="float" office:value="385">
            <text:p>385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clinic_orgasm-nb.jpg </text:p>
          </table:table-cell>
          <table:table-cell office:value-type="float" office:value="380">
            <text:p>380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martine-nb.jpg </text:p>
          </table:table-cell>
          <table:table-cell office:value-type="float" office:value="371">
            <text:p>371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retable_thomas-nb.jpg </text:p>
          </table:table-cell>
          <table:table-cell office:value-type="float" office:value="385">
            <text:p>385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scrolltram.png </text:p>
          </table:table-cell>
          <table:table-cell office:value-type="float" office:value="43">
            <text:p>43</text:p>
          </table:table-cell>
          <table:table-cell office:value-type="float" office:value="1210">
            <text:p>1210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-light.gif </text:p>
          </table:table-cell>
          <table:table-cell office:value-type="float" office:value="280">
            <text:p>280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soleil.gif </text:p>
          </table:table-cell>
          <table:table-cell office:value-type="float" office:value="329">
            <text:p>329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vagues-trouees-236.gif </text:p>
          </table:table-cell>
          <table:table-cell office:value-type="float" office:value="1595">
            <text:p>1595</text:p>
          </table:table-cell>
          <table:table-cell office:value-type="float" office:value="2473">
            <text:p>2473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2">
          <table:table-cell office:value-type="string">
            <text:p><text:s/>waouh.gif </text:p>
          </table:table-cell>
          <table:table-cell office:value-type="float" office:value="948">
            <text:p>948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<text:s/>claude_Calque1.png </text:p>
          </table:table-cell>
          <table:table-cell office:value-type="float" office:value="295">
            <text:p>295</text:p>
          </table:table-cell>
          <table:table-cell office:value-type="float" office:value="443">
            <text:p>443</text:p>
          </table:table-cell>
        </table:table-row>
        <table:table-row table:style-name="ro1" table:number-rows-repeated="104839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2:Feuille1.D12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Feuille2.A1:Feuille2.C12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12:10:22</meta:creation-date>
    <dc:date>2013-05-03T18:51:13</dc:date>
    <meta:editing-duration>PT27M42S</meta:editing-duration>
    <meta:editing-cycles>8</meta:editing-cycles>
    <meta:generator>LibreOffice/3.5$Linux_X86_64 LibreOffice_project/350m1$Build-2</meta:generator>
    <dc:creator>Ludi </dc:creator>
    <meta:document-statistic meta:table-count="2" meta:cell-count="1328" meta:object-count="0"/>
  </office:meta>
</office:document-meta>
</file>